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895e" officeooo:paragraph-rsid="000d895e"/>
    </style:style>
    <style:style style:name="P2" style:family="paragraph" style:parent-style-name="Standard">
      <style:text-properties officeooo:rsid="000d895e" officeooo:paragraph-rsid="00103aa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895e" officeooo:paragraph-rsid="000d895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d895e" officeooo:paragraph-rsid="000d895e" style:font-size-asian="14pt" style:font-size-complex="14pt"/>
    </style:style>
    <style:style style:name="P5" style:family="paragraph" style:parent-style-name="Standard">
      <style:text-properties fo:font-size="14pt" officeooo:rsid="000f4e1b" officeooo:paragraph-rsid="000f4e1b" style:font-size-asian="14pt" style:font-size-complex="14pt"/>
    </style:style>
    <style:style style:name="P6" style:family="paragraph" style:parent-style-name="Standard">
      <style:text-properties fo:font-size="14pt" officeooo:rsid="000f58b4" officeooo:paragraph-rsid="000f58b4" style:font-size-asian="14pt" style:font-size-complex="14pt"/>
    </style:style>
    <style:style style:name="P7" style:family="paragraph" style:parent-style-name="Standard">
      <style:text-properties fo:font-size="14pt" officeooo:rsid="00103aaf" officeooo:paragraph-rsid="00103aaf" style:font-size-asian="14pt" style:font-size-complex="14pt"/>
    </style:style>
    <style:style style:name="P8" style:family="paragraph" style:parent-style-name="Standard">
      <style:text-properties fo:font-size="14pt" officeooo:rsid="00108dc7" officeooo:paragraph-rsid="00108dc7" style:font-size-asian="14pt" style:font-size-complex="14pt"/>
    </style:style>
    <style:style style:name="P9" style:family="paragraph" style:parent-style-name="Standard">
      <style:text-properties style:font-name="TlwgTypewriter" fo:font-size="14pt" officeooo:rsid="000d895e" officeooo:paragraph-rsid="000d895e" style:font-size-asian="14pt" style:font-size-complex="14pt"/>
    </style:style>
    <style:style style:name="P10" style:family="paragraph" style:parent-style-name="Standard">
      <style:text-properties style:font-name="TlwgTypewriter" fo:font-size="14pt" officeooo:rsid="000f58b4" officeooo:paragraph-rsid="000f58b4" style:font-size-asian="14pt" style:font-size-complex="14pt"/>
    </style:style>
    <style:style style:name="P11" style:family="paragraph" style:parent-style-name="Standard">
      <style:text-properties style:font-name="TlwgTypewriter" fo:font-size="14pt" officeooo:rsid="000f4e1b" officeooo:paragraph-rsid="000f4e1b" style:font-size-asian="14pt" style:font-size-complex="14pt"/>
    </style:style>
    <style:style style:name="P12" style:family="paragraph" style:parent-style-name="Standard">
      <style:text-properties style:font-name="Tlwg Typist" fo:font-size="14pt" officeooo:rsid="000d895e" officeooo:paragraph-rsid="000d895e" style:font-size-asian="14pt" style:font-size-complex="14pt"/>
    </style:style>
    <style:style style:name="P13" style:family="paragraph" style:parent-style-name="Standard">
      <style:text-properties style:font-name="Tlwg Typist" fo:font-size="14pt" officeooo:rsid="000d895e" officeooo:paragraph-rsid="000f4e1b" style:font-size-asian="14pt" style:font-size-complex="14pt"/>
    </style:style>
    <style:style style:name="P14" style:family="paragraph" style:parent-style-name="Standard">
      <style:text-properties style:font-name="Tlwg Typist" fo:font-size="14pt" officeooo:rsid="000f58b4" officeooo:paragraph-rsid="000f58b4" style:font-size-asian="14pt" style:font-size-complex="14pt"/>
    </style:style>
    <style:style style:name="P15" style:family="paragraph" style:parent-style-name="Standard">
      <style:text-properties style:font-name="Tlwg Typist" fo:font-size="14pt" officeooo:rsid="00103aaf" officeooo:paragraph-rsid="00103aaf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rsid="00108dc7" officeooo:paragraph-rsid="00108dc7"/>
    </style:style>
    <style:style style:name="T1" style:family="text">
      <style:text-properties officeooo:rsid="000f58b4"/>
    </style:style>
    <style:style style:name="T2" style:family="text">
      <style:text-properties officeooo:rsid="00103aaf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aaf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03aaf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/><text:span text:style-name="T7">Instructions for recipe to adjust potential to couple channel result – </text:span><text:span text:style-name="T8">Weppner 2017</text:span></text:p>
      <text:p text:style-name="P16"><text:span text:style-name="T7">Work for summer 2018</text:span></text:p>
      <text:p text:style-name="P3"/>
      <text:p text:style-name="P4">[1] Get Koning-Delaroche potential <text:span text:style-name="T2">(python program)</text:span>, put in ECIS input file wit DWBA set to true</text:p>
      <text:p text:style-name="P9">FFFFTFFFFFTTTTFFFFFFFFFFFFFFFTTTFFFFFFFFFFFFFFFFFF</text:p>
      <text:p text:style-name="P9">FFFFFFFFTFFFFFFFTTTFFFFFFFFFFFFFFFFFFFFFFFFFFFFFFF</text:p>
      <text:p text:style-name="P4"/>
      <text:p text:style-name="P4">[2] Make sure energy, target, projectile, betas are all correct.</text:p>
      <text:p text:style-name="P4"/>
      <text:p text:style-name="P4">[3] Make sure there is fitting data set up in ECIS input file (this can be an old run, when DWBA is on this is not important</text:p>
      <text:p text:style-name="P4"/>
      <text:p text:style-name="P4">[4] Run ECIS</text:p>
      <text:p text:style-name="P4"/>
      <text:p text:style-name="P4">[5] Get data from DWBA output file. The elastic data is output twice, you want the first version (in the middle of the output file<text:span text:style-name="T2">)</text:span></text:p>
      <text:p text:style-name="P4"/>
      <text:p text:style-name="P4">[6] Add differential cross-section data below these two lines:</text:p>
      <text:p text:style-name="P12"><text:s text:c="4"/>2 <text:s text:c="3"/>2 <text:s text:c="3"/>0 <text:s text:c="2"/>99 <text:s text:c="6"/>10.</text:p>
      <text:p text:style-name="P13">T0 85 <text:s text:c="3"/>1 <text:s text:c="3"/>0 <text:s text:c="11"/>1.0</text:p>
      <text:p text:style-name="P5">2 <text:s/>experimental angular distributions.</text:p>
      <text:p text:style-name="P5">2 parameters in search</text:p>
      <text:p text:style-name="P5">99 runs <text:s text:c="3"/></text:p>
      <text:p text:style-name="P5">starting scale <text:s text:c="4"/>10.00 (jump factor – I have tried adjusting this)</text:p>
      <text:p text:style-name="P5">multiplication factor <text:s text:c="5"/>1.00 ( I have tried adjusting this)</text:p>
      <text:p text:style-name="P4"/>
      <text:p text:style-name="P4">T0 85 <text:s text:c="3"/>1 <text:s text:c="3"/>0 <text:s text:c="11"/>1.0</text:p>
      <text:p text:style-name="P4"/>
      <text:p text:style-name="P4">The <text:span text:style-name="T1">kind=0</text:span> stands for differential cross-section</text:p>
      <text:p text:style-name="P6">The T stands for errors in percent. The 0 following the T stands for elastic channel</text:p>
      <text:p text:style-name="P5"/>
      <text:p text:style-name="P5">ang. distr. <text:s/>1 <text:s text:c="6"/>85 data <text:s text:c="2"/>level = <text:s/>1 <text:s text:c="4"/>kind = <text:s/>0</text:p>
      <text:p text:style-name="P5"/>
      <text:p text:style-name="P7">kind = 0 means differential cross-section</text:p>
      <text:p text:style-name="P6">Data should look like</text:p>
      <text:p text:style-name="P10"><text:s text:c="7"/>8.0 0.2043D+05 4.00</text:p>
      <text:p text:style-name="P10"><text:s text:c="5"/>10.0 0.8173D+04 4.00</text:p>
      <text:p text:style-name="P10"><text:s text:c="5"/>12.0 0.3938D+04 4.00</text:p>
      <text:p text:style-name="P5"><text:soft-page-break/></text:p>
      <text:p text:style-name="P5">[7] add spin data below this line:</text:p>
      <text:p text:style-name="P11">F0 85 <text:s text:c="3"/>1 <text:s text:c="3"/>2 <text:s text:c="8"/>1.0E-3 <text:s text:c="7"/>1.</text:p>
      <text:p text:style-name="P5"/>
      <text:p text:style-name="P5"><text:s/>ang. distr. <text:s/>2 <text:s text:c="6"/>85 data <text:s text:c="2"/>level = <text:s/>1 <text:s text:c="4"/>kind = <text:s/>2</text:p>
      <text:p text:style-name="P5">weight <text:s/>1.0000D-03 <text:s text:c="4"/>norm <text:s/>1.0000D+00 <text:s/>with error <text:s/>0.0000D+00</text:p>
      <text:p text:style-name="P5"/>
      <text:p text:style-name="P6">The kind=2 stands for spin observable, the F stands for absolute errors</text:p>
      <text:p text:style-name="P8">Data SHOULD LOOK LIKE THIS:</text:p>
      <text:p text:style-name="P8"/>
      <text:p text:style-name="P14"><text:s text:c="6"/>8.0 -0.0037455 0.03</text:p>
      <text:p text:style-name="P14"><text:s text:c="5"/>10.0 -0.0112135 0.03</text:p>
      <text:p text:style-name="P14"><text:s text:c="5"/>12.0 -0.0248305 0.03</text:p>
      <text:p text:style-name="P6"/>
      <text:p text:style-name="P7">[8] Last 3 lines</text:p>
      <text:p text:style-name="P15"><text:s text:c="4"/>5.E-3 <text:s text:c="4"/>5.E-3</text:p>
      <text:p text:style-name="P15"><text:s text:c="4"/>9 <text:s text:c="2"/>13</text:p>
      <text:p text:style-name="P15">fin</text:p>
      <text:p text:style-name="P15"/>
      <text:p text:style-name="P7">stand for chisquare on each parameter. Parameters 9 <text:s/>(real surface), 13 (imaginary surface)</text:p>
      <text:p text:style-name="P7"/>
      <text:p text:style-name="P7">[9] Run DWBA Again with this new fit data as a check. Make sure that the search found near 0 change.</text:p>
      <text:p text:style-name="P7"/>
      <text:p text:style-name="P7">First set of data should match second set of data</text:p>
      <text:p text:style-name="P7"/>
      <text:p text:style-name="P7">[10] Now change to Coupled Channel by changing the 30<text:span text:style-name="T3">th</text:span> T to an F (make new input file)</text:p>
      <text:p text:style-name="P7"/>
      <text:p text:style-name="P7">[11] Run python program again with Coupled channel option, put new distorted optical potential in place of DWBA</text:p>
      <text:p text:style-name="P7">[12] Run ECIS again</text:p>
      <text:p text:style-name="P7"/>
      <text:p text:style-name="P7">[13] Change parameter 9 and 13 (Surface depths) as require, go back to step [12]</text:p>
      <text:p text:style-name="P7"><text:s text:c="6"/>This means look at Ecis output file for latest surface parameter changes and put these changes in ECIS input file</text:p>
      <text:p text:style-name="P7"/>
      <text:p text:style-name="P7">[14] repeat until <text:s/>convergenc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6:54.827292147</meta:creation-date>
    <dc:date>2018-06-21T12:43:58.012858988</dc:date>
    <meta:editing-duration>PT4M21S</meta:editing-duration>
    <meta:editing-cycles>1</meta:editing-cycles>
    <meta:document-statistic meta:table-count="0" meta:image-count="0" meta:object-count="0" meta:page-count="2" meta:paragraph-count="48" meta:word-count="393" meta:character-count="2409" meta:non-whitespace-character-count="1880"/>
    <meta:generator>LibreOffice/5.1.6.2$Linux_X86_64 LibreOffice_project/10m0$Build-2</meta:generator>
  </office:meta>
</office:document-meta>
</file>